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2.69pt"/>
    </style:style>
    <style:style style:name="co2" style:family="table-column">
      <style:table-column-properties fo:break-before="auto" style:column-width="54.26pt"/>
    </style:style>
    <style:style style:name="co3" style:family="table-column">
      <style:table-column-properties fo:break-before="auto" style:column-width="92.1pt"/>
    </style:style>
    <style:style style:name="co4" style:family="table-column">
      <style:table-column-properties fo:break-before="auto" style:column-width="48.84pt"/>
    </style:style>
    <style:style style:name="co5" style:family="table-column">
      <style:table-column-properties fo:break-before="auto" style:column-width="86.71pt"/>
    </style:style>
    <style:style style:name="co6" style:family="table-column">
      <style:table-column-properties fo:break-before="auto" style:column-width="99.8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Greenland</text:p>
          </table:table-cell>
          <table:table-cell office:value-type="string" calcext:value-type="string">
            <text:p>Greenland_historic</text:p>
          </table:table-cell>
          <table:table-cell office:value-type="string" calcext:value-type="string">
            <text:p>Mainland</text:p>
          </table:table-cell>
          <table:table-cell office:value-type="string" calcext:value-type="string">
            <text:p>Mainland_historic</text:p>
          </table:table-cell>
          <table:table-cell/>
          <table:table-cell office:value-type="string" calcext:value-type="string">
            <text:p>0-200 years</text:p>
          </table:table-cell>
          <table:table-cell office:value-type="string" calcext:value-type="string">
            <text:p>Greenland_Iceland</text:p>
          </table:table-cell>
          <table:table-cell office:value-type="string" calcext:value-type="string">
            <text:p>Mainland_Iceland</text:p>
          </table:table-cell>
          <table:table-cell office:value-type="string" calcext:value-type="string">
            <text:p>Iceland_Greenland</text:p>
          </table:table-cell>
          <table:table-cell office:value-type="string" calcext:value-type="string">
            <text:p>Mainland_Greenland</text:p>
          </table:table-cell>
          <table:table-cell office:value-type="string" calcext:value-type="string">
            <text:p>Iceland_Mainland</text:p>
          </table:table-cell>
          <table:table-cell office:value-type="string" calcext:value-type="string">
            <text:p>Greenland_Mainland</text:p>
          </table:table-cell>
        </table:table-row>
        <table:table-row table:style-name="ro1">
          <table:table-cell office:value-type="string" calcext:value-type="string">
            <text:p>NPOP0</text:p>
          </table:table-cell>
          <table:table-cell office:value-type="string" calcext:value-type="string">
            <text:p>NPOP1</text:p>
          </table:table-cell>
          <table:table-cell office:value-type="string" calcext:value-type="string">
            <text:p>NPOP2</text:p>
          </table:table-cell>
          <table:table-cell office:value-type="string" calcext:value-type="string">
            <text:p>NPOP3</text:p>
          </table:table-cell>
          <table:table-cell office:value-type="string" calcext:value-type="string">
            <text:p>NPOP4</text:p>
          </table:table-cell>
          <table:table-cell table:number-columns-repeated="2"/>
          <table:table-cell office:value-type="string" calcext:value-type="string">
            <text:p>MIG20</text:p>
          </table:table-cell>
          <table:table-cell office:value-type="string" calcext:value-type="string">
            <text:p>MIG40</text:p>
          </table:table-cell>
          <table:table-cell office:value-type="string" calcext:value-type="string">
            <text:p>MIG02</text:p>
          </table:table-cell>
          <table:table-cell office:value-type="string" calcext:value-type="string">
            <text:p>MIG42</text:p>
          </table:table-cell>
          <table:table-cell office:value-type="string" calcext:value-type="string">
            <text:p>MIG04</text:p>
          </table:table-cell>
          <table:table-cell office:value-type="string" calcext:value-type="string">
            <text:p>MIG24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757" calcext:value-type="float">
            <text:p>757</text:p>
          </table:table-cell>
          <table:table-cell office:value-type="float" office:value="2140" calcext:value-type="float">
            <text:p>2140</text:p>
          </table:table-cell>
          <table:table-cell office:value-type="float" office:value="15001" calcext:value-type="float">
            <text:p>15001</text:p>
          </table:table-cell>
          <table:table-cell office:value-type="float" office:value="13551" calcext:value-type="float">
            <text:p>13551</text:p>
          </table:table-cell>
          <table:table-cell table:number-columns-repeated="2"/>
          <table:table-cell office:value-type="float" office:value="0.0194545" calcext:value-type="float">
            <text:p>0.0194545</text:p>
          </table:table-cell>
          <table:table-cell office:value-type="float" office:value="0.0410106" calcext:value-type="float">
            <text:p>0.0410106</text:p>
          </table:table-cell>
          <table:table-cell office:value-type="float" office:value="0.0176729" calcext:value-type="float">
            <text:p>0.0176729</text:p>
          </table:table-cell>
          <table:table-cell office:value-type="float" office:value="0.0414046" calcext:value-type="float">
            <text:p>0.0414046</text:p>
          </table:table-cell>
          <table:table-cell office:value-type="float" office:value="0.0190678" calcext:value-type="float">
            <text:p>0.0190678</text:p>
          </table:table-cell>
          <table:table-cell office:value-type="float" office:value="0.0065585" calcext:value-type="float">
            <text:p>0.0065585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1494" calcext:value-type="float">
            <text:p>1494</text:p>
          </table:table-cell>
          <table:table-cell office:value-type="float" office:value="2368" calcext:value-type="float">
            <text:p>2368</text:p>
          </table:table-cell>
          <table:table-cell office:value-type="float" office:value="1546" calcext:value-type="float">
            <text:p>1546</text:p>
          </table:table-cell>
          <table:table-cell office:value-type="float" office:value="12845" calcext:value-type="float">
            <text:p>12845</text:p>
          </table:table-cell>
          <table:table-cell table:number-columns-repeated="2"/>
          <table:table-cell office:value-type="float" office:value="0.01581" calcext:value-type="float">
            <text:p>0.01581</text:p>
          </table:table-cell>
          <table:table-cell office:value-type="float" office:value="0.0175504" calcext:value-type="float">
            <text:p>0.0175504</text:p>
          </table:table-cell>
          <table:table-cell office:value-type="float" office:value="0.0194163" calcext:value-type="float">
            <text:p>0.0194163</text:p>
          </table:table-cell>
          <table:table-cell office:value-type="float" office:value="0.0425658" calcext:value-type="float">
            <text:p>0.0425658</text:p>
          </table:table-cell>
          <table:table-cell office:value-type="float" office:value="0.0128669" calcext:value-type="float">
            <text:p>0.0128669</text:p>
          </table:table-cell>
          <table:table-cell table:style-name="ce1" office:value-type="float" office:value="0.000988742" calcext:value-type="float">
            <text:p>9.89E-0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200-1000 years</text:p>
          </table:table-cell>
          <table:table-cell office:value-type="string" calcext:value-type="string">
            <text:p>Greenland_Iceland</text:p>
          </table:table-cell>
          <table:table-cell office:value-type="string" calcext:value-type="string">
            <text:p>Mainland_Iceland</text:p>
          </table:table-cell>
          <table:table-cell office:value-type="string" calcext:value-type="string">
            <text:p>Iceland_Greenland</text:p>
          </table:table-cell>
          <table:table-cell office:value-type="string" calcext:value-type="string">
            <text:p>Mainland_Greenland</text:p>
          </table:table-cell>
          <table:table-cell office:value-type="string" calcext:value-type="string">
            <text:p>Iceland_Mainland</text:p>
          </table:table-cell>
          <table:table-cell office:value-type="string" calcext:value-type="string">
            <text:p>Greenland_Mainland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IG31</text:p>
          </table:table-cell>
          <table:table-cell office:value-type="string" calcext:value-type="string">
            <text:p>MIG51</text:p>
          </table:table-cell>
          <table:table-cell office:value-type="string" calcext:value-type="string">
            <text:p>MIG13</text:p>
          </table:table-cell>
          <table:table-cell office:value-type="string" calcext:value-type="string">
            <text:p>MIG53</text:p>
          </table:table-cell>
          <table:table-cell office:value-type="string" calcext:value-type="string">
            <text:p>MIG15</text:p>
          </table:table-cell>
          <table:table-cell office:value-type="string" calcext:value-type="string">
            <text:p>MIG35</text:p>
          </table:table-cell>
        </table:table-row>
        <table:table-row table:style-name="ro1">
          <table:table-cell table:number-columns-repeated="7"/>
          <table:table-cell office:value-type="float" office:value="0.0247224" calcext:value-type="float">
            <text:p>0.0247224</text:p>
          </table:table-cell>
          <table:table-cell office:value-type="float" office:value="0.0115672" calcext:value-type="float">
            <text:p>0.0115672</text:p>
          </table:table-cell>
          <table:table-cell office:value-type="float" office:value="0.0288585" calcext:value-type="float">
            <text:p>0.0288585</text:p>
          </table:table-cell>
          <table:table-cell office:value-type="float" office:value="0.0472392" calcext:value-type="float">
            <text:p>0.0472392</text:p>
          </table:table-cell>
          <table:table-cell office:value-type="float" office:value="0.0395674" calcext:value-type="float">
            <text:p>0.0395674</text:p>
          </table:table-cell>
          <table:table-cell office:value-type="float" office:value="0.0057381" calcext:value-type="float">
            <text:p>0.0057381</text:p>
          </table:table-cell>
        </table:table-row>
        <table:table-row table:style-name="ro1">
          <table:table-cell table:number-columns-repeated="7"/>
          <table:table-cell office:value-type="float" office:value="0.010296" calcext:value-type="float">
            <text:p>0.010296</text:p>
          </table:table-cell>
          <table:table-cell office:value-type="float" office:value="0.0093794" calcext:value-type="float">
            <text:p>0.0093794</text:p>
          </table:table-cell>
          <table:table-cell office:value-type="float" office:value="0.0342522" calcext:value-type="float">
            <text:p>0.0342522</text:p>
          </table:table-cell>
          <table:table-cell office:value-type="float" office:value="0.0339857" calcext:value-type="float">
            <text:p>0.0339857</text:p>
          </table:table-cell>
          <table:table-cell office:value-type="float" office:value="0.0088028" calcext:value-type="float">
            <text:p>0.0088028</text:p>
          </table:table-cell>
          <table:table-cell office:value-type="float" office:value="0.0235655" calcext:value-type="float">
            <text:p>0.023565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1000-10000 years</text:p>
          </table:table-cell>
          <table:table-cell office:value-type="string" calcext:value-type="string">
            <text:p>Greenland_Iceland</text:p>
          </table:table-cell>
          <table:table-cell office:value-type="string" calcext:value-type="string">
            <text:p>Mainland_Iceland</text:p>
          </table:table-cell>
          <table:table-cell office:value-type="string" calcext:value-type="string">
            <text:p>Iceland_Greenland</text:p>
          </table:table-cell>
          <table:table-cell office:value-type="string" calcext:value-type="string">
            <text:p>Mainland_Greenland</text:p>
          </table:table-cell>
          <table:table-cell office:value-type="string" calcext:value-type="string">
            <text:p>Iceland_Mainland</text:p>
          </table:table-cell>
          <table:table-cell office:value-type="string" calcext:value-type="string">
            <text:p>Greenland_Mainland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IG231</text:p>
          </table:table-cell>
          <table:table-cell office:value-type="string" calcext:value-type="string">
            <text:p>MIG251</text:p>
          </table:table-cell>
          <table:table-cell office:value-type="string" calcext:value-type="string">
            <text:p>MIG213</text:p>
          </table:table-cell>
          <table:table-cell office:value-type="string" calcext:value-type="string">
            <text:p>MIG253</text:p>
          </table:table-cell>
          <table:table-cell office:value-type="string" calcext:value-type="string">
            <text:p>MIG215</text:p>
          </table:table-cell>
          <table:table-cell office:value-type="string" calcext:value-type="string">
            <text:p>MIG235</text:p>
          </table:table-cell>
        </table:table-row>
        <table:table-row table:style-name="ro1">
          <table:table-cell table:number-columns-repeated="7"/>
          <table:table-cell office:value-type="float" office:value="0.0155794" calcext:value-type="float">
            <text:p>0.0155794</text:p>
          </table:table-cell>
          <table:table-cell office:value-type="float" office:value="0.0566638" calcext:value-type="float">
            <text:p>0.0566638</text:p>
          </table:table-cell>
          <table:table-cell office:value-type="float" office:value="0.0502456" calcext:value-type="float">
            <text:p>0.0502456</text:p>
          </table:table-cell>
          <table:table-cell office:value-type="float" office:value="0.0683519" calcext:value-type="float">
            <text:p>0.0683519</text:p>
          </table:table-cell>
          <table:table-cell table:style-name="ce1" office:value-type="float" office:value="0.0000444441" calcext:value-type="float">
            <text:p>4.44E-05</text:p>
          </table:table-cell>
          <table:table-cell office:value-type="float" office:value="0.0011169" calcext:value-type="float">
            <text:p>0.0011169</text:p>
          </table:table-cell>
        </table:table-row>
        <table:table-row table:style-name="ro1">
          <table:table-cell table:number-columns-repeated="7"/>
          <table:table-cell office:value-type="float" office:value="0.0585547" calcext:value-type="float">
            <text:p>0.0585547</text:p>
          </table:table-cell>
          <table:table-cell office:value-type="float" office:value="0.0822761" calcext:value-type="float">
            <text:p>0.0822761</text:p>
          </table:table-cell>
          <table:table-cell office:value-type="float" office:value="0.0117407" calcext:value-type="float">
            <text:p>0.0117407</text:p>
          </table:table-cell>
          <table:table-cell office:value-type="float" office:value="0.0821513" calcext:value-type="float">
            <text:p>0.0821513</text:p>
          </table:table-cell>
          <table:table-cell office:value-type="float" office:value="0.0017194" calcext:value-type="float">
            <text:p>0.0017194</text:p>
          </table:table-cell>
          <table:table-cell table:style-name="ce1" office:value-type="float" office:value="0.00000514943" calcext:value-type="float">
            <text:p>5.15E-0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0-200 years</text:p>
          </table:table-cell>
          <table:table-cell office:value-type="string" calcext:value-type="string">
            <text:p>Greenland_Iceland</text:p>
          </table:table-cell>
          <table:table-cell office:value-type="string" calcext:value-type="string">
            <text:p>Mainland_Iceland</text:p>
          </table:table-cell>
          <table:table-cell office:value-type="string" calcext:value-type="string">
            <text:p>Iceland_Greenland</text:p>
          </table:table-cell>
          <table:table-cell office:value-type="string" calcext:value-type="string">
            <text:p>Mainland_Greenland</text:p>
          </table:table-cell>
          <table:table-cell office:value-type="string" calcext:value-type="string">
            <text:p>Iceland_Mainland</text:p>
          </table:table-cell>
          <table:table-cell office:value-type="string" calcext:value-type="string">
            <text:p>Greenland_Mainland</text:p>
          </table:table-cell>
        </table:table-row>
        <table:table-row table:style-name="ro1">
          <table:table-cell table:number-columns-repeated="7"/>
          <table:table-cell table:formula="of:=([.B3]*[.H3])/2" office:value-type="float" office:value="7.36352825" calcext:value-type="float">
            <text:p>7.36352825</text:p>
          </table:table-cell>
          <table:table-cell table:formula="of:=([.D3]*[.I3])/2" office:value-type="float" office:value="307.6000053" calcext:value-type="float">
            <text:p>307.6000053</text:p>
          </table:table-cell>
          <table:table-cell table:formula="of:=([.A3]*[.J3])/2" office:value-type="float" office:value="16.62136245" calcext:value-type="float">
            <text:p>16.62136245</text:p>
          </table:table-cell>
          <table:table-cell table:formula="of:=([.D3]*[.K3])/2" office:value-type="float" office:value="310.5552023" calcext:value-type="float">
            <text:p>310.5552023</text:p>
          </table:table-cell>
          <table:table-cell table:formula="of:=([.A3]*[.L3])/2" office:value-type="float" office:value="17.9332659" calcext:value-type="float">
            <text:p>17.9332659</text:p>
          </table:table-cell>
          <table:table-cell table:formula="of:=([.B3]*[.M3])/2" office:value-type="float" office:value="2.48239225" calcext:value-type="float">
            <text:p>2.48239225</text:p>
          </table:table-cell>
        </table:table-row>
        <table:table-row table:style-name="ro1">
          <table:table-cell table:number-columns-repeated="7"/>
          <table:table-cell table:formula="of:=([.B4]*[.H4])/2" office:value-type="float" office:value="11.81007" calcext:value-type="float">
            <text:p>11.81007</text:p>
          </table:table-cell>
          <table:table-cell table:formula="of:=([.D4]*[.I4])/2" office:value-type="float" office:value="13.5664592" calcext:value-type="float">
            <text:p>13.5664592</text:p>
          </table:table-cell>
          <table:table-cell table:formula="of:=([.A4]*[.J4])/2" office:value-type="float" office:value="18.08628345" calcext:value-type="float">
            <text:p>18.08628345</text:p>
          </table:table-cell>
          <table:table-cell table:formula="of:=([.D4]*[.K4])/2" office:value-type="float" office:value="32.9033634" calcext:value-type="float">
            <text:p>32.9033634</text:p>
          </table:table-cell>
          <table:table-cell table:formula="of:=([.A4]*[.L4])/2" office:value-type="float" office:value="11.98551735" calcext:value-type="float">
            <text:p>11.98551735</text:p>
          </table:table-cell>
          <table:table-cell table:formula="of:=([.B4]*[.M4])/2" office:value-type="float" office:value="0.738590274" calcext:value-type="float">
            <text:p>0.73859027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00-1000 years</text:p>
          </table:table-cell>
          <table:table-cell office:value-type="string" calcext:value-type="string">
            <text:p>Greenland_Iceland</text:p>
          </table:table-cell>
          <table:table-cell office:value-type="string" calcext:value-type="string">
            <text:p>Mainland_Iceland</text:p>
          </table:table-cell>
          <table:table-cell office:value-type="string" calcext:value-type="string">
            <text:p>Iceland_Greenland</text:p>
          </table:table-cell>
          <table:table-cell office:value-type="string" calcext:value-type="string">
            <text:p>Mainland_Greenland</text:p>
          </table:table-cell>
          <table:table-cell office:value-type="string" calcext:value-type="string">
            <text:p>Iceland_Mainland</text:p>
          </table:table-cell>
          <table:table-cell office:value-type="string" calcext:value-type="string">
            <text:p>Greenland_Mainland</text:p>
          </table:table-cell>
        </table:table-row>
        <table:table-row table:style-name="ro1">
          <table:table-cell table:number-columns-repeated="7"/>
          <table:table-cell table:formula="of:=([.C3]*[.H8])/2" office:value-type="float" office:value="26.452968" calcext:value-type="float">
            <text:p>26.452968</text:p>
          </table:table-cell>
          <table:table-cell table:number-columns-repeated="5"/>
        </table:table-row>
        <table:table-row table:style-name="ro1">
          <table:table-cell table:number-columns-repeated="7"/>
          <table:table-cell table:formula="of:=([.C4]*[.H9])/2" office:value-type="float" office:value="12.190464" calcext:value-type="float">
            <text:p>12.19046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2T15:19:18.243000000</meta:creation-date>
    <dc:date>2022-10-12T21:51:01.711000000</dc:date>
    <meta:editing-duration>PT59M7S</meta:editing-duration>
    <meta:editing-cycles>1</meta:editing-cycles>
    <meta:document-statistic meta:table-count="1" meta:cell-count="123" meta:object-count="0"/>
    <meta:generator>LibreOffice/6.1.3.2$Windows_X86_64 LibreOffice_project/86daf60bf00efa86ad547e59e09d6bb77c699acb</meta:generator>
  </office:meta>
</office:document-meta>
</file>